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Text_20_body" style:list-style-name="L1">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italic" style:text-underline-style="solid" style:text-underline-width="auto" style:text-underline-color="font-color" fo:font-weight="normal" style:text-blinking="false" fo:background-color="transparent" style:font-style-asian="italic" style:font-style-complex="italic"/>
    </style:style>
    <style:style style:name="P8"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9" style:family="paragraph" style:parent-style-name="Text_20_body" style:list-style-name="L1">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0" style:family="paragraph" style:parent-style-name="Text_20_body" style:list-style-name="L2">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1" style:family="paragraph" style:parent-style-name="Text_20_body" style:list-style-name="L3">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2" style:family="paragraph" style:parent-style-name="Text_20_body" style:list-style-name="L4">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list-style-name="L5">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4" style:family="paragraph" style:parent-style-name="Text_20_body" style:list-style-name="L6">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5" style:family="paragraph" style:parent-style-name="Text_20_body" style:list-style-name="L7">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6" style:family="paragraph" style:parent-style-name="Text_20_body" style:list-style-name="L8">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7" style:family="paragraph" style:parent-style-name="Text_20_body" style:list-style-name="L9">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8" style:family="paragraph" style:parent-style-name="Text_20_body" style:list-style-name="L10">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19" style:family="paragraph" style:parent-style-name="Text_20_body" style:list-style-name="L11">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20"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P21" style:family="paragraph" style:parent-style-name="Text_20_body">
      <style:paragraph-properties fo:margin-top="0cm" fo:margin-bottom="0cm" fo:line-height="138%" style:writing-mode="lr-tb"/>
      <style:text-properties fo:font-variant="normal" fo:text-transform="none" fo:color="#000000" style:text-line-through-style="none" fo:font-style="normal" style:text-underline-style="none" fo:font-weight="bold" style:text-blinking="false" fo:background-color="transparent" style:font-style-asian="normal" style:font-weight-asian="bold" style:font-style-complex="normal" style:font-weight-complex="bold"/>
    </style:style>
    <style:style style:name="P22" style:family="paragraph" style:parent-style-name="Text_20_body">
      <style:paragraph-properties fo:margin-top="0cm" fo:margin-bottom="0cm" fo:line-height="138%" style:writing-mode="lr-tb"/>
    </style:style>
    <style:style style:name="P23" style:family="paragraph" style:parent-style-name="Text_20_body">
      <style:paragraph-properties fo:margin-top="0cm" fo:margin-bottom="0cm" fo:line-height="138%" style:writing-mode="lr-tb"/>
      <style:text-properties fo:font-weight="normal"/>
    </style:style>
    <style:style style:name="P24" style:family="paragraph" style:parent-style-name="Text_20_body" style:list-style-name="L1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5" style:family="paragraph" style:parent-style-name="Text_20_body" style:list-style-name="L1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6" style:family="paragraph" style:parent-style-name="Text_20_body" style:list-style-name="L1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7" style:family="paragraph" style:parent-style-name="Text_20_body" style:list-style-name="L1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28" style:family="paragraph" style:parent-style-name="Text_20_body" style:list-style-name="L1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29" style:family="paragraph" style:parent-style-name="Text_20_body" style:list-style-name="L1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30" style:family="paragraph" style:parent-style-name="Text_20_body" style:list-style-name="L3"/>
    <style:style style:name="P31" style:family="paragraph" style:parent-style-name="Text_20_body" style:list-style-name="L5"/>
    <style:style style:name="P32" style:family="paragraph" style:parent-style-name="Text_20_body">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3" style:family="paragraph" style:parent-style-name="Text_20_body" style:list-style-name="L9"/>
    <style:style style:name="P34" style:family="paragraph" style:parent-style-name="Text_20_body" style:list-style-name="L11"/>
    <style:style style:name="T1" style:family="text">
      <style:text-properties style:font-name="Arial1" fo:font-size="11pt"/>
    </style:style>
    <style:style style:name="T2" style:family="text">
      <style:text-properties style:font-name="Arial1" fo:font-size="11pt" fo:font-style="normal"/>
    </style:style>
    <style:style style:name="T3" style:family="text">
      <style:text-properties style:font-name="Arial1" fo:font-size="11pt" fo:font-style="normal" fo:font-weight="normal"/>
    </style:style>
    <style:style style:name="T4" style:family="text">
      <style:text-properties style:font-name="Arial1" fo:font-size="11pt" fo:font-style="normal" fo:font-weight="bold"/>
    </style:style>
    <style:style style:name="T5" style:family="text">
      <style:text-properties style:font-name="Arial1" fo:font-size="11pt" fo:font-style="normal" fo:font-weight="bold" style:font-weight-asian="bold" style:font-weight-complex="bold"/>
    </style:style>
    <style:style style:name="T6" style:family="text">
      <style:text-properties style:font-name="Arial1" fo:font-size="11pt" fo:font-style="italic" fo:font-weight="normal" style:font-style-asian="italic" style:font-style-complex="italic"/>
    </style:style>
    <style:style style:name="T7" style:family="text">
      <style:text-properties style:font-name="Arial1" fo:font-size="11pt" fo:font-style="italic" style:text-underline-style="solid" style:text-underline-width="auto" style:text-underline-color="font-color" fo:font-weight="normal" style:font-style-asian="italic" style:font-style-complex="italic"/>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13" style:family="text">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T14"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15" style:family="text">
      <style:text-properties fo:font-variant="normal" fo:text-transform="none" fo:color="#000000" style:text-line-through-style="none" style:font-name="Arial1" fo:font-size="11pt" fo:font-style="normal" style:text-underline-style="solid" style:text-underline-width="auto" style:text-underline-color="font-color" fo:font-weight="bold" style:text-blinking="false" fo:background-color="transparent" style:font-weight-asian="bold" style:font-weight-complex="bold"/>
    </style:style>
    <style:style style:name="T16" style:family="text">
      <style:text-properties fo:font-variant="normal" fo:text-transform="none" fo:color="#000000" style:text-line-through-style="none" style:text-underline-style="none" style:text-blinking="false" fo:background-color="transparent"/>
    </style:style>
    <style:style style:name="T17" style:family="text">
      <style:text-properties fo:font-variant="normal" fo:text-transform="none" fo:color="#000000" style:text-line-through-style="none" style:text-underline-style="none" fo:font-weight="normal" style:text-blinking="false" fo:background-color="transparent"/>
    </style:style>
    <style:style style:name="T18" style:family="text">
      <style:text-properties fo:language="en" fo:country="U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51073375-7fff-9c4d-b9b4-0f4e0a07e3f7"/>Ο ρόλος των ρηματικών προσώπων :</text:p>
      <text:p text:style-name="P1"><text:span text:style-name="T19">Α ενικό</text:span><text:span text:style-name="T18">:</text:span> προσωπικό και υποκειμενικό ύφος (σε λογοτεχνικά κείμενα είναι εξομολογητικός τόνος)</text:p>
      <text:p text:style-name="P1"><text:span text:style-name="T19">Α πληθυντικό:</text:span> αμεσότητα, οικειότητα ,εκφράζεται μια άποψη που βρίσκει απήχηση στην κοινή γνώμη</text:p>
      <text:p text:style-name="P2"><text:span text:style-name="T5">Β ενικό/ πληθυντικό: </text:span><text:span text:style-name="T3">αμεσότητα, ζωντάνια, θέλγεται το ενδιαφέρον του αναγνώστη, προκαλούνται προβληματισμοί, δίνεται προφορικότητα στο λόγο</text:span></text:p>
      <text:p text:style-name="P1"><text:bookmark text:name="docs-internal-guid-244c22ec-7fff-1a22-7906-bf94da0c0438"/><text:span text:style-name="T19">Γ ενικό /πληθυντικό: </text:span>αντικειμενικότητα και απρόσωπο ύφος </text:p>
      <text:p text:style-name="P1"/>
      <text:p text:style-name="P5"><text:bookmark text:name="docs-internal-guid-ce813427-7fff-6507-04c7-a95c31cf4155"/>Σημεία στίξης</text:p>
      <text:p text:style-name="P5"/>
      <text:p text:style-name="P20"> <text:span text:style-name="T2">Άνω τελεία</text:span></text:p>
      <text:list xml:id="list4764647760752591748" text:style-name="L6">
        <text:list-item>
          <text:p text:style-name="P14"> <text:span text:style-name="T3">διακοπή μικρότερη από την τελεία  και μεγαλύτερη από το κόμμα</text:span></text:p>
        </text:list-item>
        <text:list-item>
          <text:p text:style-name="P14"> <text:span text:style-name="T3">στο εσωτερικό μιας φράσης χωρίζει δύο μέρη της που σχετίζονται μεταξύ τους, αλλά και που έχουν διαφορές, ιδίως όταν το δεύτερο επεξηγεί ή έρχεται σε αντίθεση με το πρώτο</text:span></text:p>
        </text:list-item>
      </text:list>
      <text:p text:style-name="Text_20_body"/>
      <text:p text:style-name="P5">Άνω και κάτω τέλεια</text:p>
      <text:p text:style-name="P2"> <text:span text:style-name="T3">πριν από λόγια που καταγράφονται έτσι όπως ειπώθηκαν και κλείνονται συνήθως σε εισαγωγικά</text:span></text:p>
      <text:p text:style-name="Text_20_body"/>
      <text:p text:style-name="P2"> <text:span text:style-name="T5">αποσιωπητικά</text:span></text:p>
      <text:list xml:id="list9076742202511790707" text:style-name="L7">
        <text:list-item>
          <text:p text:style-name="P15"> <text:span text:style-name="T3">για να δηλωθεί έμμεσα ειρωνεία</text:span></text:p>
        </text:list-item>
        <text:list-item>
          <text:p text:style-name="P15"> <text:span text:style-name="T3">επειδή ο πομπός δεν επιθυμεί να ολοκληρώσει τη φράση του</text:span></text:p>
        </text:list-item>
        <text:list-item>
          <text:p text:style-name="P15"> <text:span text:style-name="T3">για να εκφραστεί υπαινιγμός για όσα μέχρι εκείνη τη στιγμή διατυπώθηκαν</text:span></text:p>
        </text:list-item>
        <text:list-item>
          <text:p text:style-name="P15"> <text:span text:style-name="T3">για να παραλειφθεί από παράθεμα συγγραφέα τμήμα φράσης ή και φράσεις ολόκληρες( οπότε τα αποσιωπητικά τοποθετούνται μέσα σε αγκύλες)</text:span></text:p>
        </text:list-item>
      </text:list>
      <text:p text:style-name="Text_20_body"/>
      <text:p text:style-name="P20"> <text:span text:style-name="T2">κόμμα</text:span></text:p>
      <text:list xml:id="list1201172551675734609" text:style-name="L8">
        <text:list-item>
          <text:p text:style-name="P16"> <text:span text:style-name="T3">μεταξύ ασύνδετων λέξεων και προτάσεων</text:span></text:p>
        </text:list-item>
        <text:list-item>
          <text:p text:style-name="P16"> <text:span text:style-name="T3">πριν την παράθεση και κάθε είδους επεξήγηση</text:span></text:p>
        </text:list-item>
        <text:list-item>
          <text:p text:style-name="P16"> <text:span text:style-name="T3">πριν και μετά την κλητική προσφώνηση</text:span></text:p>
        </text:list-item>
        <text:list-item>
          <text:p text:style-name="P16"> <text:span text:style-name="T3">με κόμμα χωρίζουμε τις δευτερεύουσες επιρρηματικές προτάσεις, εκτός από αυτές που εισάγονται με το “να”,ή όσες είναι πολύ σύντομες.  Επίσης, χωρίζουμε τις δευτερεύουσες ονοματικές προτάσεις, αν είναι επεξηγήσεις ή αν είναι αναφορικές προσθετικές (π.χ. Ο Γιώργος,που δεν πολυσυμπαθεί τα καλαμαράκια, παρίστατο στο γεύμα.)</text:span></text:p>
        </text:list-item>
      </text:list>
      <text:p text:style-name="P2"><text:span text:style-name="T3"/></text:p>
      <text:p text:style-name="P5"><text:bookmark text:name="docs-internal-guid-3d99d4c8-7fff-e4be-887e-66da405d0adf"/>Θαυμαστικό</text:p>
      <text:list xml:id="list8273940773970831678" text:style-name="L9">
        <text:list-item>
          <text:p text:style-name="P17"> <text:span text:style-name="T3">ύστερα από επιφωνήματα</text:span></text:p>
        </text:list-item>
        <text:list-item>
          <text:p text:style-name="P17"> <text:span text:style-name="T3">ύστερα από φράση που εκφράζει θαυμασμό, έκπληξη, έντονο συναίσθημα</text:span></text:p>
        </text:list-item>
        <text:list-item>
          <text:p text:style-name="P17"> <text:span text:style-name="T3">για να εκφραστεί η υπερβολή ιδέας ή ενέργειας</text:span></text:p>
        </text:list-item>
        <text:list-item>
          <text:p text:style-name="P17"><text:soft-page-break/> <text:span text:style-name="T3">για να υποδηλωθεί η ανησυχία του γράφοντος</text:span></text:p>
        </text:list-item>
        <text:list-item>
          <text:p text:style-name="P17"> <text:span text:style-name="T3">για να εκφραστεί έμμεσα ο σαρκασμός ή η αμφισβήτηση ή  η απορία του συγγραφέα</text:span></text:p>
          <text:p text:style-name="P33"/>
        </text:list-item>
      </text:list>
      <text:p text:style-name="P20"> <text:span text:style-name="T2">παρένθεση ή διπλή παύλα</text:span></text:p>
      <text:p text:style-name="P2"> <text:span text:style-name="T3">εμπεριέχεται μια φράση που εξηγεί η συμπληρώνει όσα προηγήθηκαν</text:span></text:p>
      <text:p text:style-name="Text_20_body"/>
      <text:p text:style-name="P2"> <text:span text:style-name="T5">ερωτηματικό</text:span></text:p>
      <text:list xml:id="list7324900585613869308" text:style-name="L10">
        <text:list-item>
          <text:p text:style-name="P18"> <text:span text:style-name="T3">για να εκφραστεί ο γενικός προβληματισμός για το τι πρόκειται να συμβεί</text:span></text:p>
        </text:list-item>
        <text:list-item>
          <text:p text:style-name="P18"> <text:span text:style-name="T3">για να εκφράσει ο πομπός την επιθυμία να πληροφορηθεί κάτι που δεν γνωρίζει</text:span></text:p>
        </text:list-item>
        <text:list-item>
          <text:p text:style-name="P18"> <text:span text:style-name="T3">για έμφαση στις ρητορικές ερωτήσεις</text:span></text:p>
        </text:list-item>
        <text:list-item>
          <text:p text:style-name="P18"> <text:span text:style-name="T3">για να εκφραστεί απορία ή δυσπιστία</text:span></text:p>
        </text:list-item>
        <text:list-item>
          <text:p text:style-name="P18"> <text:span text:style-name="T3">σε παρένθεση(;) δείχνει ειρωνεία η αμφιβολία</text:span></text:p>
        </text:list-item>
        <text:list-item>
          <text:p text:style-name="P18"> <text:span text:style-name="T3">για να εκφραστεί εντονότερα μια προτροπή ή μια παράκληση</text:span></text:p>
        </text:list-item>
      </text:list>
      <text:p text:style-name="Text_20_body"/>
      <text:p text:style-name="P5">εισαγωγικά</text:p>
      <text:list xml:id="list491120645328571933" text:style-name="L11">
        <text:list-item>
          <text:p text:style-name="P19"> <text:span text:style-name="T3">σε ρητά ή παροιμίες</text:span></text:p>
        </text:list-item>
        <text:list-item>
          <text:p text:style-name="P19"> <text:span text:style-name="T3">σε τίτλους βιβλίων, ονόματα εφημερίδων κ.λ.π.</text:span></text:p>
        </text:list-item>
        <text:list-item>
          <text:p text:style-name="P19"> <text:span text:style-name="T3">για να  επαναληφθούν εκφράσεις που διατυπώθηκαν νωρίτερα</text:span></text:p>
        </text:list-item>
        <text:list-item>
          <text:p text:style-name="P19"> <text:span text:style-name="T3">για ειδικό όρο</text:span></text:p>
        </text:list-item>
        <text:list-item>
          <text:p text:style-name="P19"> <text:span text:style-name="T3">για έννοια που χρησιμοποιείται μεταφορικά</text:span></text:p>
        </text:list-item>
        <text:list-item>
          <text:p text:style-name="P19"> <text:span text:style-name="T3">για να δηλωθεί η ειρωνεία του πομπού/ η απαξίωση μιας έννοιας</text:span></text:p>
          <text:p text:style-name="P34"><text:line-break/></text:p>
        </text:list-item>
      </text:list>
      <text:p text:style-name="Text_20_body"><text:line-break/></text:p>
      <text:p text:style-name="Text_20_body"/>
      <text:p text:style-name="P5">Οι διαρθρωτικές λέξεις και η σημασία τους</text:p>
      <text:p text:style-name="P2"> <text:span text:style-name="T5">Προσθήκη: </text:span><text:span text:style-name="T3">επιπλέον, επίσης, επιπρόσθετα, εξάλλου...</text:span></text:p>
      <text:p text:style-name="P2"><text:span text:style-name="T19"> Α</text:span><text:span text:style-name="T5">ντίθεση:</text:span><text:span text:style-name="T3"> <text:s/>αλλά, όμως, ωστόσο....</text:span></text:p>
      <text:p text:style-name="P2"><text:span text:style-name="T19"> Α</text:span><text:span text:style-name="T5">ιτιολόγηση:</text:span><text:span text:style-name="T3"> γιατί, διότι, επειδή...</text:span></text:p>
      <text:p text:style-name="P2"><text:span text:style-name="T19"> Ε</text:span><text:span text:style-name="T5">πεξήγηση:</text:span><text:span text:style-name="T3"> δηλαδή,ειδικότερα,πιο συγκεκριμένα, για να γίνω πιο σαφής, με άλλα λόγια...</text:span></text:p>
      <text:p text:style-name="P2"> <text:span text:style-name="T19">Α</text:span><text:span text:style-name="T5">ρίθμηση/ χρόνος:</text:span><text:span text:style-name="T3"> προηγουμένως, στη συνέχεια, κατόπιν, τελικά,αρχικά, πρώτον, δεύτερον...</text:span></text:p>
      <text:p text:style-name="P2"><text:span text:style-name="T19"> Σ</text:span><text:span text:style-name="T5">υμπέρασμα:</text:span><text:span text:style-name="T3"> έτσι, λοιπόν, συμπερασματικά....</text:span></text:p>
      <text:p text:style-name="P2"><text:span text:style-name="T19"> Ε</text:span><text:span text:style-name="T5">πιβεβαίωση:</text:span><text:span text:style-name="T3"> βέβαια... </text:span></text:p>
      <text:p text:style-name="P1"><text:bookmark text:name="docs-internal-guid-d24d5bc9-7fff-305a-e49f-efe6368acc2f"/><text:span text:style-name="T19">Διάζευξη:</text:span> είτε..είτε , ή..ή</text:p>
      <text:p text:style-name="P5">Αποτέλεσμα: <text:span text:style-name="T9">κατά συνέπεια, ως επακόλουθο αυτών...</text:span></text:p>
      <text:p text:style-name="P5">Έμφαση:<text:span text:style-name="T9">είναι αξιοσημείωτο ότι,οφείλω να επιστήσω την προσοχή...</text:span></text:p>
      <text:p text:style-name="P5">Όρος-προϋπόθεση: <text:span text:style-name="T9">αν, εκτός αν,σε περίπτωση που</text:span></text:p>
      <text:p text:style-name="P5"><text:soft-page-break/>Παράδειγμα:<text:span text:style-name="T9">για παράδειγμα, λόγου χάρη...</text:span></text:p>
      <text:p text:style-name="P5">Σύγκριση:<text:span text:style-name="T9">παρόμοια, με τον ίδιο τρόπο..</text:span></text:p>
      <text:p text:style-name="P5"><text:span text:style-name="T9"/></text:p>
      <text:p text:style-name="Text_20_body"><text:line-break/></text:p>
      <text:p text:style-name="Text_20_body"><text:line-break/><text:bookmark text:name="docs-internal-guid-6332d989-7fff-447b-4ad2-16e7de80c9b8"/><text:span text:style-name="T13">Χαρακτηριστικά επιστημονικού λόγου</text:span></text:p>
      <text:list xml:id="list7777502934901728018" text:style-name="L5">
        <text:list-item>
          <text:p text:style-name="P13"> <text:span text:style-name="T3"> Αυστηρή, λογική οργάνωση και ξεκάθαρη δομή</text:span></text:p>
        </text:list-item>
        <text:list-item>
          <text:p text:style-name="P13"><text:span text:style-name="T3">κυριαρχεί η επίκληση στη λογική και η λογική χρήση της γλώσσας</text:span></text:p>
        </text:list-item>
        <text:list-item>
          <text:p text:style-name="P13"><text:span text:style-name="T3">στόχος του είναι η τεκμηρίωση με έγκυρα επιστημονικά δεδομένα </text:span></text:p>
        </text:list-item>
        <text:list-item>
          <text:p text:style-name="P13"><text:span text:style-name="T3">σαφήνεια και ακρίβεια στη διατύπωση</text:span></text:p>
        </text:list-item>
        <text:list-item>
          <text:p text:style-name="P13"><text:span text:style-name="T3">χρήση ειδικού επιστημονικού λεξιλογίου (ορολογία)</text:span></text:p>
          <text:p text:style-name="P31"><text:line-break/></text:p>
        </text:list-item>
      </text:list>
      <text:p text:style-name="P5"><text:bookmark text:name="docs-internal-guid-129791f9-7fff-fcb1-a9d9-12f29fdd6433"/>Τα χαρακτηριστικά του ευθέως λόγου</text:p>
      <text:list xml:id="list6426064361073721469" text:style-name="L1">
        <text:list-item>
          <text:p text:style-name="P9"> <text:span text:style-name="T3">αμεσότητα και ζωντάνια  στο κείμενο</text:span></text:p>
        </text:list-item>
        <text:list-item>
          <text:p text:style-name="P4">θέλγεται το ενδιαφέρον του αναγνώστη</text:p>
        </text:list-item>
        <text:list-item>
          <text:p text:style-name="P9"> <text:span text:style-name="T3">προκαλούνται προβληματισμοί </text:span></text:p>
        </text:list-item>
        <text:list-item>
          <text:p text:style-name="P4">προσδίδεται λογοτεχνική χροιά</text:p>
        </text:list-item>
        <text:list-item>
          <text:p text:style-name="P4">επιτυγχάνεται η επίκληση στο συναίσθημα</text:p>
        </text:list-item>
      </text:list>
      <text:p text:style-name="Text_20_body"/>
      <text:p text:style-name="P2"> <text:span text:style-name="T5">ο ρόλος των ερωτημάτων</text:span></text:p>
      <text:list xml:id="list201278974927997733" text:style-name="L2">
        <text:list-item>
          <text:p text:style-name="P10"> <text:span text:style-name="T3">αμεσότητα και ζωντάνια στο κείμενο</text:span></text:p>
        </text:list-item>
        <text:list-item>
          <text:p text:style-name="P10"> <text:span text:style-name="T3">θέλγεται το ενδιαφέρον του αναγνώστη</text:span></text:p>
        </text:list-item>
        <text:list-item>
          <text:p text:style-name="P10"> <text:span text:style-name="T3">προκαλούνται προβληματισμοί</text:span></text:p>
        </text:list-item>
        <text:list-item>
          <text:p text:style-name="P10"> <text:span text:style-name="T3">δίνεται προφορικότητα στον λόγο </text:span></text:p>
        </text:list-item>
      </text:list>
      <text:p text:style-name="P1"/>
      <text:p text:style-name="P5"><text:bookmark text:name="docs-internal-guid-999e19d4-7fff-2158-8c53-abdaaba2c9d3"/>Τα χαρακτηριστικά του άρθρου</text:p>
      <text:list xml:id="list2941002352865704508" text:style-name="L3">
        <text:list-item>
          <text:p text:style-name="P11"> <text:span text:style-name="T3">έχει επικαιρικό χαρακτήρα,δηλαδή αφορμάται από ένα επίκαιρο θέμα το οποίο αναλύει και σχολιάζει</text:span></text:p>
        </text:list-item>
        <text:list-item>
          <text:p text:style-name="P11"> <text:span text:style-name="T3">κινείται στον χώρο της ερμηνευτικής δημοσιογραφίας</text:span></text:p>
        </text:list-item>
        <text:list-item>
          <text:p text:style-name="P11"> <text:span text:style-name="T3">κυριαρχεί η επίκληση στη λογική και η λογική χρήση της γλώσσας</text:span></text:p>
          <text:p text:style-name="P30"/>
        </text:list-item>
      </text:list>
      <text:p text:style-name="P20"> <text:span text:style-name="T2">επιφυλλίδα</text:span></text:p>
      <text:list xml:id="list2155316918774234268" text:style-name="L4">
        <text:list-item>
          <text:p text:style-name="P12"> <text:span text:style-name="T3">αφορμάται  συνήθωςαπό ένα επίκαιρο θέμα αλλά έχει διαχρονικό χαρακτήρα</text:span></text:p>
        </text:list-item>
        <text:list-item>
          <text:p text:style-name="P12"> <text:span text:style-name="T3">κινείται στον χώρο της ερμηνευτικής δημοσιογραφίας</text:span></text:p>
        </text:list-item>
        <text:list-item>
          <text:p text:style-name="P12"> <text:span text:style-name="T3">στόχος είναι η επίκληση στη λογική και η τεκμηρίωση </text:span></text:p>
        </text:list-item>
      </text:list>
      <text:p text:style-name="Text_20_body"><text:line-break/><text:bookmark text:name="docs-internal-guid-c12fa9cd-7fff-aedf-aa77-3adc6d1e0a0b"/><text:soft-page-break/><text:span text:style-name="T15">Επικοινωνιακό Πλαίσιο</text:span></text:p>
      <text:p text:style-name="P21"> <text:span text:style-name="T1">A δημόσια ομιλία: </text:span></text:p>
      <text:p text:style-name="P7">Απαιτείται προσφώνηση</text:p>
      <text:p text:style-name="P2"> π.χ. <text:span text:style-name="T3">κυρίες και κύριοι/Κυρίες και κύριοι καθηγητές/ φίλοι συμμαθητές/ αγαπητοί γονείς/ αγαπητοί σύνεδροι/Αξιότιμε Κύριε Υπουργέ/ αξιότιμε κύριε πρόεδρε της Βουλής/ αξιότιμε κύριε Διευθυντά </text:span></text:p>
      <text:p text:style-name="P1"><text:span text:style-name="T21">Πρόλογος:</text:span> δηλώνεται η ιδιότητα του ομιλούντα και αποσαφηνίζεται το θέμα και η θέση </text:p>
      <text:p text:style-name="P1">π.χ.Ως μέλος της Βουλής των εφήβων θα ήθελα να καταθέσω από το βήμα αυτό τους προβληματισμούς μου </text:p>
      <text:p text:style-name="P1"><text:span text:style-name="T21">Κυρίως θέμα</text:span> :απαιτείται η χρήση του τρίτου ενικού ή τρίτου πληθυντικού προσώπου</text:p>
      <text:p text:style-name="P2"> <text:span text:style-name="T3">Ακολουθείται αποδεικτική διαδικασία</text:span></text:p>
      <text:p text:style-name="P2"><text:span text:style-name="T21"> Ε</text:span><text:span text:style-name="T7">πίλογος:</text:span><text:span text:style-name="T3"> ανακεφαλαιώνω  ή χρησιμοποιώ δεοντολογική διατύπωση</text:span></text:p>
      <text:p text:style-name="P1">π.χ.Κλείνοντας θα ήθελα να επισημάνω/ τονίσω….</text:p>
      <text:p text:style-name="P2"> <text:span text:style-name="T3">Σας ευχαριστώ για την προσοχή σας και τον χρόνο που διαθέσατε για να με ακούσετε </text:span></text:p>
      <text:p text:style-name="Text_20_body"><text:span text:style-name="T8"><text:line-break/></text:span><text:bookmark text:name="docs-internal-guid-ad2d83c3-7fff-5b13-c27a-9c36464650ce"/><text:span text:style-name="T19">Β </text:span><text:span text:style-name="T13">Επιστολή:</text:span><text:span text:style-name="T11"> </text:span></text:p>
      <text:p text:style-name="Text_20_body"><text:span text:style-name="T11">μπορεί να είναι φιλική ή επίσημη ανάλογα με τον παραλήπτη, τη σχέση του με τον αποστολέα και τον σκοπό για τον οποίο γράφεται η επιστολή </text:span></text:p>
      <text:p text:style-name="P1"><text:bookmark text:name="docs-internal-guid-7c187b86-7fff-476a-4df1-635d19d94196"/>Στο δεξί πάνω μέρος της σελίδας γράφουμε τον τόπο και τον χρόνο κατά τον οποίο γράφεται η επιστολή.</text:p>
      <text:p text:style-name="P1">Από κάτω στο αριστερό μέρος γράφουμε την <text:span text:style-name="T21">προσφώνηση </text:span>προς τον παραλήπτη της επιστολής, π.χ.Κύριε Εξαρχόπουλε…, Αγαπητέ Γιάννη…</text:p>
      <text:p text:style-name="Text_20_body"/>
      <text:p text:style-name="P2"><text:span text:style-name="T21"> </text:span><text:span text:style-name="T7">πρόλογος:</text:span><text:span text:style-name="T3">  εξηγούμε ποια ήταν η αφορμή για τη σύνταξη της επιστολής και ποιος είναι ο στόχος του επιστολογράφου (α ή β ενικό ή πληθυντικό πρόσωπο)</text:span></text:p>
      <text:p text:style-name="P1">π.χ. Σας  αποστέλλω/ αποστέλλουμε αυτή την επιστολή για να θέσουμε υπόψη σας…</text:p>
      <text:p text:style-name="P2"> <text:span text:style-name="T3">Σκοπός της επιστολής αυτής είναι….</text:span></text:p>
      <text:p text:style-name="Text_20_body"/>
      <text:p text:style-name="P1"><text:span text:style-name="T21">κυρίως θέμα:</text:span> επιχειρηματολογούμε/ διατυπώνουμε προτάσεις(γ  ενικό/ πληθυντικό πρόσωπο, εκτός αν εκπροσωπούμε ομάδα οπότε μπορούμε να χρησιμοποιήσουμε το α  πληθυντικό πρόσωπο)</text:p>
      <text:p text:style-name="Text_20_body"/>
      <text:p text:style-name="P2"><text:span text:style-name="T21"> </text:span><text:span text:style-name="T7">επίλογος:</text:span><text:span text:style-name="T3"> ανακεφαλαιώνουμε ή  λέμε τι πρέπει να γίνει, ποια μέτρα πρέπει να παρθούν…</text:span></text:p>
      <text:p text:style-name="P1">π.χ.  ελπίζουμε πως τα αιτήματά μας θα εισακουστούν, οι επισημάνσεις μας θα σας φανούν χρήσιμες, οι αρμόδιοι θα κινητοποιηθούν….</text:p>
      <text:p text:style-name="Text_20_body"/>
      <text:p text:style-name="P2"><text:span text:style-name="T21"> </text:span><text:span text:style-name="T7">επιφώνηση: </text:span><text:span text:style-name="T3">επίσημη ή φιλική ανάλογα με τον αποδέκτη της επιστολής</text:span></text:p>
      <text:p text:style-name="P1">π.χ.  Με εκτίμηση/ με σεβασμό κ.λ.π.</text:p>
      <text:p text:style-name="Text_20_body"><text:span text:style-name="T8"/></text:p>
      <text:p text:style-name="Text_20_body"><text:span text:style-name="T8"><text:line-break/></text:span><text:span text:style-name="T19">Γ Άρθρο</text:span></text:p>
      <text:p text:style-name="P32"><text:bookmark text:name="docs-internal-guid-f7ce263d-7fff-58c3-c459-4a9ef9d5707d"/><text:soft-page-break/>Η δημοσίευση επιβάλλει την αναγραφή ενός<text:span text:style-name="T21"> τίτλου</text:span> σχετικά με το άρθρο που θα δημοσιευτεί.</text:p>
      <text:p text:style-name="Text_20_body"/>
      <text:p text:style-name="P2"><text:span text:style-name="T21"> </text:span><text:span text:style-name="T7">πρόλογος:</text:span><text:span text:style-name="T3"> -αφόρμηση από γεγονός της επικαιρότητας</text:span></text:p>
      <text:p text:style-name="P2"><text:span text:style-name="T3"><text:s text:c="19"/>-έρευνα/ εκδήλωση</text:span></text:p>
      <text:p text:style-name="Text_20_body"/>
      <text:p text:style-name="P2"><text:span text:style-name="T7">κυρίως θέμα:</text:span><text:span text:style-name="T3"> χρησιμοποιούνται το τρίτο ενικό/ πληθυντικό πρόσωπο και η αποδεικτική προσέγγιση</text:span></text:p>
      <text:p text:style-name="Text_20_body"/>
      <text:p text:style-name="P2"><text:span text:style-name="T7">επίλογος: </text:span><text:span text:style-name="T3">δεοντολογικός ή  ανακεφαλαιωτικός</text:span></text:p>
      <text:p text:style-name="Text_20_body"/>
      <text:p text:style-name="P23"><text:span text:style-name="T14">π.χ. Μάθετε ελληνικά…</text:span></text:p>
      <text:p text:style-name="P2"><text:span text:style-name="T3">Δημοσιεύτηκαν χθες στον Τύπο τα αποτελέσματα των πανελλαδικών εξετάσεων στο μάθημα της Έκθεσης. Οι χαμηλές επιδόσεις των μαθητών έφεραν πάλι στο προσκήνιο συζητήσεις για την κρίση που υφίσταται η γλώσσα...</text:span></text:p>
      <text:p text:style-name="P2"><text:span text:style-name="T3"/></text:p>
      <text:p text:style-name="P2"><text:bookmark text:name="docs-internal-guid-54b407d3-7fff-f326-de21-f3f5e3dd6e02"/><text:span text:style-name="T3"> </text:span><text:span text:style-name="T4">διάγραμμα έννοιας</text:span></text:p>
      <text:p text:style-name="Text_20_body"/>
      <text:p text:style-name="P6">Μέσα μαζικής ενημέρωσης</text:p>
      <text:p text:style-name="Text_20_body"/>
      <text:p text:style-name="P23"><text:span text:style-name="T12">Ορισμός:</text:span><text:span text:style-name="T16"> </text:span><text:span text:style-name="T14">Είναι τα μέσα για την ταυτόχρονη μετάδοση μηνυμάτων, γνώμων, ειδήσεων και ερεθισμάτων, πού απευθύνονται σε απεριόριστο  αριθμό προσώπων.</text:span></text:p>
      <text:p text:style-name="Text_20_body"/>
      <text:p text:style-name="P6">Τα είδη των μέσων μαζικής ενημέρωσης</text:p>
      <text:p text:style-name="P22"><text:span text:style-name="T16"> </text:span><text:span text:style-name="T12">ο τύπος,</text:span><text:span text:style-name="T17"> </text:span><text:span text:style-name="T11">ημερήσιος και περιοδικός</text:span></text:p>
      <text:p text:style-name="P23"><text:span text:style-name="T12">ο ηλεκτρονικός τύπος,</text:span><text:span text:style-name="T16"> </text:span><text:span text:style-name="T14">ραδιόφωνο, τηλεόραση και διαδίκτυο</text:span></text:p>
      <text:p text:style-name="Text_20_body"/>
      <text:p text:style-name="P6">Θετικές επιδράσεις</text:p>
      <text:p text:style-name="P1">Ο ρόλος των ΜΜΕ είναι:</text:p>
      <text:list xml:id="list6847305761467874170" text:style-name="L12">
        <text:list-item>
          <text:p text:style-name="P24">Ενημερωτικός σε θέματα εσωτερικής και εξωτερικής ειδησεογραφίας, ποικίλους τομείς της ανθρώπινης ζωής και δραστηριότητας, θέματα γνωριμίας και επικοινωνίας των λαών.</text:p>
        </text:list-item>
        <text:list-item>
          <text:p text:style-name="P24">Πολιτικός γιατί ενημερώνουν τους πολίτες για τις δραστηριότητες της κυβέρνησης και για την πολιτική ζωή γενικότερα, στηρίζουν τη δημοκρατία με την ανάπτυξη διαλόγου και τον έλεγχο της εξουσίας, διευκολύνουν τη διακίνηση πολιτικών ιδεών, διαμορφώνουν την πολιτική συνείδηση.</text:p>
        </text:list-item>
        <text:list-item>
          <text:p text:style-name="P27"> <text:span text:style-name="T3">Πνευματικός γιατί προβληματίζουν, ευαισθητοποιούν, διαφωτίζουν την κοινή γνώμη και προτείνουν τρόπους επίλυσης των ατομικών και κοινωνικών προβλημάτων, διευρύνουν τις γνώσεις και προάγουν το πνευματικό επίπεδο του λαού, με τον πλουραλισμό τους επιτυγχάνεται η απαλλαγή από τον δογματισμό και την ακρισία, προβάλλουν τα γράμματα και τις τέχνες και διαμορφώνουν την αισθητική αντίληψη.</text:span></text:p>
        </text:list-item>
        <text:list-item>
          <text:p text:style-name="P27"> <text:span text:style-name="T3">Κοινωνικός γιατί εντοπίζουν, μελετούν και προτείνουν λύσεις για τα κοινωνικά προβλήματα και προβάλλουν πρότυπα συμπεριφοράς.</text:span></text:p>
        </text:list-item>
        <text:list-item>
          <text:p text:style-name="P24"><text:soft-page-break/>Ηθικός γιατί προβάλλουν ηθικές αξίες όπως η δικαιοσύνη, η φιλία των λαών και η ανθρωπιά.</text:p>
        </text:list-item>
        <text:list-item>
          <text:p text:style-name="P24">Ψυχαγωγικός γιατί γίνονται το καταφύγιο ανθρώπων που αντιμετωπίζουν τη μοναξιά και την εγκατάλειψη, προβάλουν ταινίες, θέατρο, λογοτεχνικά είδη και παρέχουν έναν οικονομικό τρόπο ψυχαγωγίας στον λαό.</text:p>
        </text:list-item>
      </text:list>
      <text:p text:style-name="Text_20_body"/>
      <text:p text:style-name="P6">Αρνητικές επιδράσεις</text:p>
      <text:list xml:id="list3348038251341985602" text:style-name="L13">
        <text:list-item>
          <text:p text:style-name="P25">Εξυπηρετούν κομματικές σκοπιμότητες, προβάλλουν και επιβάλλουν πολιτικούς ηγέτες</text:p>
        </text:list-item>
        <text:list-item>
          <text:p text:style-name="P28"> <text:span text:style-name="T3">διαστρεβλώνει την πραγματικότητα</text:span></text:p>
        </text:list-item>
        <text:list-item>
          <text:p text:style-name="P28"> <text:span text:style-name="T3">με την προπαγάνδα παθητικοποιούν και μαζοποιούν τα άτομα</text:span></text:p>
        </text:list-item>
        <text:list-item>
          <text:p text:style-name="P25">υποβαθμίζουν την αισθητική με προγράμματα χαμηλής ποιότητας</text:p>
        </text:list-item>
        <text:list-item>
          <text:p text:style-name="P28">  <text:span text:style-name="T3">συχνά εξυπηρετούν οικονομικά συμφέροντα και δεν υπηρετούν την αλήθεια</text:span></text:p>
        </text:list-item>
        <text:list-item>
          <text:p text:style-name="P28"> <text:span text:style-name="T3">συρρικνώνουν και κακοποιούν τη γλώσσα</text:span></text:p>
        </text:list-item>
        <text:list-item>
          <text:p text:style-name="P28"> <text:span text:style-name="T3">αντί να ενημερώνουν, κάποια ΜΜΕ  προβάλλουν σκάνδαλα, βία, μεγαλοποιούν τα γεγονότα( κιτρινισμός του τύπου)</text:span></text:p>
        </text:list-item>
        <text:list-item>
          <text:p text:style-name="P28"> <text:span text:style-name="T3">απομονώνουν τα άτομα, δεν τους αφήνουν χρόνο για διάλογο</text:span></text:p>
        </text:list-item>
      </text:list>
      <text:p text:style-name="Text_20_body"><text:span text:style-name="T8"><text:line-break/></text:span></text:p>
      <text:p text:style-name="P6"><text:bookmark text:name="docs-internal-guid-f0b91450-7fff-ff27-f7a7-2dff5a73e3d1"/>Προϋποθέσεις για τη σωστή λειτουργία των ΜΜΕ</text:p>
      <text:list xml:id="list2637906889131419597" text:style-name="L14">
        <text:list-item>
          <text:p text:style-name="P26">Έγκυρη,έγκαιρη και αντικειμενική ενημέρωση</text:p>
        </text:list-item>
        <text:list-item>
          <text:p text:style-name="P29"> <text:span text:style-name="T3">οικονομική ενίσχυση από το κράτος ώστε να υπάρχει ανεξαρτησία από ισχυρούς οικονομικούς και πολιτικούς παράγοντες</text:span></text:p>
        </text:list-item>
        <text:list-item>
          <text:p text:style-name="P29"> <text:span text:style-name="T3">δημοκρατικό πολίτευμα που θα εγγυάται ελεύθερη έκφραση και πλουραλισμό</text:span></text:p>
        </text:list-item>
        <text:list-item>
          <text:p text:style-name="P26">Η πολιτεία, με τους κατάλληλους θεσμούς, οφείλει να ασκεί έλεγχο στη λειτουργία των μέσων, χωρίς να παραβιάζει την ελευθεροτυπία</text:p>
        </text:list-item>
      </text:list>
      <text:p text:style-name="Text_20_body"><text:line-break/><text:line-break/></text:p>
      <text:p text:style-name="Text_20_body"><text:span text:style-name="T8"><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ia  Chatziplatsi</meta:initial-creator>
    <meta:creation-date>2020-04-10T22:52:00.97</meta:creation-date>
    <meta:generator>OpenOffice/4.1.3$Win32 OpenOffice.org_project/413m1$Build-9783</meta:generator>
    <dc:date>2020-04-11T23:51:37.12</dc:date>
    <dc:creator>Georgia  Chatziplatsi</dc:creator>
    <meta:editing-duration>PT2H34M27S</meta:editing-duration>
    <meta:editing-cycles>16</meta:editing-cycles>
    <meta:document-statistic meta:table-count="0" meta:image-count="0" meta:object-count="0" meta:page-count="6" meta:paragraph-count="148" meta:word-count="1292" meta:character-count="9162"/>
  </office:meta>
</office:document-meta>
</file>